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4d99" officeooo:paragraph-rsid="00174d99"/>
    </style:style>
    <style:style style:name="P2" style:family="paragraph" style:parent-style-name="Standard">
      <style:text-properties officeooo:rsid="00174d99" officeooo:paragraph-rsid="0016e0e2"/>
    </style:style>
    <style:style style:name="P3" style:family="paragraph" style:parent-style-name="Standard">
      <style:paragraph-properties fo:text-align="center" style:justify-single-word="false"/>
      <style:text-properties officeooo:rsid="00174d99" officeooo:paragraph-rsid="001b2c99"/>
    </style:style>
    <style:style style:name="P4" style:family="paragraph" style:parent-style-name="Standard">
      <style:text-properties officeooo:rsid="001b2c99" officeooo:paragraph-rsid="001b2c99"/>
    </style:style>
    <style:style style:name="P5" style:family="paragraph" style:parent-style-name="Standard">
      <style:paragraph-properties fo:text-align="center" style:justify-single-word="false"/>
      <style:text-properties officeooo:rsid="0023aac2" officeooo:paragraph-rsid="0023aac2"/>
    </style:style>
    <style:style style:name="P6" style:family="paragraph" style:parent-style-name="Standard">
      <style:paragraph-properties fo:text-align="center" style:justify-single-word="false"/>
      <style:text-properties officeooo:rsid="0023aac2" officeooo:paragraph-rsid="00555931"/>
    </style:style>
    <style:style style:name="P7" style:family="paragraph" style:parent-style-name="Standard">
      <style:paragraph-properties fo:text-align="start" style:justify-single-word="false"/>
      <style:text-properties officeooo:rsid="0023aac2" officeooo:paragraph-rsid="0023aac2"/>
    </style:style>
    <style:style style:name="P8" style:family="paragraph" style:parent-style-name="Standard">
      <style:text-properties fo:font-size="16pt" officeooo:rsid="00174d99" officeooo:paragraph-rsid="00174d99" style:font-size-asian="16pt" style:font-size-complex="16pt"/>
    </style:style>
    <style:style style:name="P9" style:family="paragraph" style:parent-style-name="Standard">
      <style:text-properties fo:font-size="16pt" officeooo:rsid="001e936f" officeooo:paragraph-rsid="001e936f" style:font-size-asian="16pt" style:font-size-complex="16pt"/>
    </style:style>
    <style:style style:name="P10" style:family="paragraph" style:parent-style-name="Standard">
      <style:text-properties fo:font-size="16pt" officeooo:rsid="001e936f" officeooo:paragraph-rsid="00174d99" style:font-size-asian="16pt" style:font-size-complex="16pt"/>
    </style:style>
    <style:style style:name="P11" style:family="paragraph" style:parent-style-name="Standard">
      <style:text-properties fo:font-size="16pt" officeooo:rsid="0018a5fd" officeooo:paragraph-rsid="0018a5fd" style:font-size-asian="16pt" style:font-size-complex="16pt"/>
    </style:style>
    <style:style style:name="P12" style:family="paragraph" style:parent-style-name="Standard">
      <style:text-properties fo:font-size="16pt" officeooo:rsid="003ddc9c" officeooo:paragraph-rsid="003ddc9c" style:font-size-asian="16pt" style:font-size-complex="16pt"/>
    </style:style>
    <style:style style:name="P13" style:family="paragraph" style:parent-style-name="Standard">
      <style:text-properties fo:font-size="16pt" officeooo:rsid="003ddc9c" officeooo:paragraph-rsid="0044fdde" style:font-size-asian="16pt" style:font-size-complex="16pt"/>
    </style:style>
    <style:style style:name="P14" style:family="paragraph" style:parent-style-name="Standard">
      <style:text-properties fo:font-size="16pt" officeooo:rsid="003f99f7" officeooo:paragraph-rsid="003f99f7" style:font-size-asian="16pt" style:font-size-complex="16pt"/>
    </style:style>
    <style:style style:name="P15" style:family="paragraph" style:parent-style-name="Standard">
      <style:text-properties fo:font-size="16pt" officeooo:rsid="00422a1e" officeooo:paragraph-rsid="004344d1" style:font-size-asian="16pt" style:font-size-complex="16pt"/>
    </style:style>
    <style:style style:name="P16" style:family="paragraph" style:parent-style-name="Standard">
      <style:text-properties fo:font-size="16pt" officeooo:rsid="0045ceb4" officeooo:paragraph-rsid="004a7ce5" style:font-size-asian="16pt" style:font-size-complex="16pt"/>
    </style:style>
    <style:style style:name="P17" style:family="paragraph" style:parent-style-name="Standard">
      <style:text-properties fo:font-size="16pt" officeooo:rsid="004a4321" officeooo:paragraph-rsid="004a4321" style:font-size-asian="16pt" style:font-size-complex="16pt"/>
    </style:style>
    <style:style style:name="P18" style:family="paragraph" style:parent-style-name="Standard">
      <style:text-properties fo:font-size="16pt" officeooo:rsid="004a7ce5" officeooo:paragraph-rsid="004a7ce5" style:font-size-asian="16pt" style:font-size-complex="16pt"/>
    </style:style>
    <style:style style:name="P19" style:family="paragraph" style:parent-style-name="Standard">
      <style:text-properties fo:font-size="16pt" officeooo:rsid="004e15ba" officeooo:paragraph-rsid="004e15ba" style:font-size-asian="16pt" style:font-size-complex="16pt"/>
    </style:style>
    <style:style style:name="P20" style:family="paragraph" style:parent-style-name="Standard">
      <style:text-properties fo:font-size="16pt" officeooo:rsid="004e15ba" officeooo:paragraph-rsid="00518807" style:font-size-asian="16pt" style:font-size-complex="16pt"/>
    </style:style>
    <style:style style:name="P21" style:family="paragraph" style:parent-style-name="Standard">
      <style:text-properties fo:font-size="16pt" officeooo:rsid="0050126a" officeooo:paragraph-rsid="0050126a" style:font-size-asian="16pt" style:font-size-complex="16pt"/>
    </style:style>
    <style:style style:name="P22" style:family="paragraph" style:parent-style-name="Standard">
      <style:text-properties fo:font-size="16pt" officeooo:rsid="0051b589" officeooo:paragraph-rsid="0051b589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6pt" officeooo:rsid="0051b589" officeooo:paragraph-rsid="0051b589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1b2c99" officeooo:paragraph-rsid="002c69b7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2c69b7" officeooo:paragraph-rsid="002c69b7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rsid="0045ceb4" officeooo:paragraph-rsid="004a7ce5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normal" officeooo:rsid="003cd505" officeooo:paragraph-rsid="003cd505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412916" officeooo:paragraph-rsid="001e936f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45ceb4" officeooo:paragraph-rsid="0045ceb4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46d9a4" officeooo:paragraph-rsid="003cd505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46d9a4" officeooo:paragraph-rsid="0046d9a4" style:font-size-asian="16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46d9a4" officeooo:paragraph-rsid="004a4321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6pt" fo:font-weight="normal" officeooo:rsid="0046d9a4" officeooo:paragraph-rsid="004a4321" style:font-size-asian="16pt" style:font-weight-asian="normal" style:font-size-complex="16pt" style:font-weight-complex="normal"/>
    </style:style>
    <style:style style:name="P34" style:family="paragraph" style:parent-style-name="Standard">
      <style:text-properties fo:font-size="16pt" fo:font-weight="normal" officeooo:rsid="004a4321" officeooo:paragraph-rsid="001e936f" style:font-size-asian="16pt" style:font-weight-asian="normal" style:font-size-complex="16pt" style:font-weight-complex="normal"/>
    </style:style>
    <style:style style:name="P35" style:family="paragraph" style:parent-style-name="Standard">
      <style:text-properties fo:font-size="16pt" fo:font-weight="normal" officeooo:rsid="004a4321" officeooo:paragraph-rsid="004a4321" style:font-size-asian="16pt" style:font-weight-asian="normal" style:font-size-complex="16pt" style:font-weight-complex="normal"/>
    </style:style>
    <style:style style:name="P36" style:family="paragraph" style:parent-style-name="Standard">
      <style:text-properties fo:font-size="16pt" fo:font-weight="normal" officeooo:rsid="004a7ce5" officeooo:paragraph-rsid="004a7ce5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6pt" fo:font-style="italic" fo:font-weight="normal" officeooo:rsid="0046d9a4" officeooo:paragraph-rsid="0046d9a4" style:font-size-asian="16pt" style:font-style-asian="italic" style:font-weight-asian="normal" style:font-size-complex="16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style="italic" officeooo:rsid="0051b589" officeooo:paragraph-rsid="0051b589" style:font-size-asian="16pt" style:font-style-asian="italic" style:font-size-complex="16pt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ize="16pt" fo:font-style="normal" officeooo:rsid="00538f39" officeooo:paragraph-rsid="00538f39" style:font-size-asian="16pt" style:font-style-asian="normal" style:font-size-complex="16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6pt" fo:font-style="normal" officeooo:rsid="0053d5d6" officeooo:paragraph-rsid="0053dab9" style:font-size-asian="16pt" style:font-style-asian="normal" style:font-size-complex="16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ize="16pt" fo:font-style="normal" fo:font-weight="normal" officeooo:rsid="0053dab9" officeooo:paragraph-rsid="0053dab9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8pt" officeooo:rsid="00275c24" officeooo:paragraph-rsid="00275c24" style:font-size-asian="18pt" style:font-size-complex="18pt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23aac2" officeooo:paragraph-rsid="0023aac2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c69b7" officeooo:paragraph-rsid="002c69b7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b2c99" officeooo:paragraph-rsid="002e32b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2pt" fo:font-weight="bold" officeooo:rsid="00304447" officeooo:paragraph-rsid="00304447" style:font-size-asian="22pt" style:font-weight-asian="bold" style:font-size-complex="22pt" style:font-weight-complex="bold"/>
    </style:style>
    <style:style style:name="P47" style:family="paragraph" style:parent-style-name="Standard">
      <style:text-properties fo:font-size="16pt" officeooo:rsid="001e936f" officeooo:paragraph-rsid="005b52c8" style:font-size-asian="16pt" style:font-size-complex="16pt"/>
    </style:style>
    <style:style style:name="P48" style:family="paragraph" style:parent-style-name="Standard">
      <style:text-properties fo:font-size="16pt" officeooo:rsid="004a7ce5" officeooo:paragraph-rsid="004a7ce5" style:font-size-asian="16pt" style:font-size-complex="16pt"/>
    </style:style>
    <style:style style:name="P49" style:family="paragraph" style:parent-style-name="Standard">
      <style:text-properties fo:font-size="16pt" officeooo:rsid="005b52c8" officeooo:paragraph-rsid="005b52c8" style:font-size-asian="16pt" style:font-size-complex="16pt"/>
    </style:style>
    <style:style style:name="P50" style:family="paragraph" style:parent-style-name="Standard">
      <style:text-properties fo:font-size="16pt" officeooo:rsid="0050126a" officeooo:paragraph-rsid="0050126a" style:font-size-asian="16pt" style:font-size-complex="16pt"/>
    </style:style>
    <style:style style:name="P51" style:family="paragraph" style:parent-style-name="Standard">
      <style:text-properties fo:font-size="16pt" officeooo:rsid="0061c9a1" officeooo:paragraph-rsid="0061c9a1" style:font-size-asian="16pt" style:font-size-complex="16pt"/>
    </style:style>
    <style:style style:name="P52" style:family="paragraph" style:parent-style-name="Standard">
      <style:text-properties fo:font-size="16pt" officeooo:rsid="00422a1e" officeooo:paragraph-rsid="004a7ce5" style:font-size-asian="16pt" style:font-size-complex="16pt"/>
    </style:style>
    <style:style style:name="P53" style:family="paragraph" style:parent-style-name="Standard">
      <style:text-properties fo:font-size="16pt" officeooo:rsid="0063c465" officeooo:paragraph-rsid="0063c465" style:font-size-asian="16pt" style:font-size-complex="16pt"/>
    </style:style>
    <style:style style:name="P54" style:family="paragraph" style:parent-style-name="Standard">
      <style:text-properties fo:font-size="16pt" officeooo:rsid="00657468" officeooo:paragraph-rsid="00657468" style:font-size-asian="16pt" style:font-size-complex="16pt"/>
    </style:style>
    <style:style style:name="P55" style:family="paragraph" style:parent-style-name="Standard">
      <style:paragraph-properties fo:text-align="center" style:justify-single-word="false"/>
      <style:text-properties fo:font-size="16pt" officeooo:rsid="004e15ba" officeooo:paragraph-rsid="004e15ba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font-size="16pt" fo:font-style="normal" officeooo:rsid="00538f39" officeooo:paragraph-rsid="00538f39" style:font-size-asian="16pt" style:font-style-asian="normal" style:font-size-complex="16pt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ize="16pt" fo:font-style="normal" officeooo:rsid="005ef59f" officeooo:paragraph-rsid="005ef59f" style:font-size-asian="16pt" style:font-style-asian="normal" style:font-size-complex="16pt" style:font-style-complex="normal"/>
    </style:style>
    <style:style style:name="P58" style:family="paragraph" style:parent-style-name="Standard">
      <style:paragraph-properties fo:text-align="start" style:justify-single-word="false"/>
      <style:text-properties fo:font-size="16pt" fo:font-style="normal" officeooo:rsid="0053d5d6" officeooo:paragraph-rsid="0053d5d6" style:font-size-asian="16pt" style:font-style-asian="normal" style:font-size-complex="16pt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size="16pt" fo:font-style="normal" officeooo:rsid="0053d5d6" officeooo:paragraph-rsid="0060ad27" style:font-size-asian="16pt" style:font-style-asian="normal" style:font-size-complex="16pt" style:font-style-complex="normal"/>
    </style:style>
    <style:style style:name="P60" style:family="paragraph" style:parent-style-name="Standard">
      <style:paragraph-properties fo:text-align="start" style:justify-single-word="false"/>
      <style:text-properties fo:font-size="16pt" fo:font-style="normal" officeooo:rsid="0053d5d6" officeooo:paragraph-rsid="00681db0" style:font-size-asian="16pt" style:font-style-asian="normal" style:font-size-complex="16pt" style:font-style-complex="normal"/>
    </style:style>
    <style:style style:name="P61" style:family="paragraph" style:parent-style-name="Standard">
      <style:paragraph-properties fo:text-align="start" style:justify-single-word="false"/>
      <style:text-properties fo:font-size="16pt" fo:font-style="normal" officeooo:rsid="004e15ba" officeooo:paragraph-rsid="006ba39e" style:font-size-asian="16pt" style:font-style-asian="normal" style:font-size-complex="16pt" style:font-style-complex="normal"/>
    </style:style>
    <style:style style:name="P62" style:family="paragraph" style:parent-style-name="Standard">
      <style:paragraph-properties fo:text-align="start" style:justify-single-word="false"/>
      <style:text-properties fo:font-size="16pt" fo:font-style="normal" officeooo:rsid="0065df7a" officeooo:paragraph-rsid="0065df7a" style:font-size-asian="16pt" style:font-style-asian="normal" style:font-size-complex="16pt" style:font-style-complex="normal"/>
    </style:style>
    <style:style style:name="P63" style:family="paragraph" style:parent-style-name="Standard">
      <style:paragraph-properties fo:text-align="start" style:justify-single-word="false"/>
      <style:text-properties fo:font-size="16pt" fo:font-style="normal" officeooo:rsid="006d65ca" officeooo:paragraph-rsid="006d65ca" style:font-size-asian="16pt" style:font-style-asian="normal" style:font-size-complex="16pt" style:font-style-complex="normal"/>
    </style:style>
    <style:style style:name="P64" style:family="paragraph" style:parent-style-name="Standard">
      <style:paragraph-properties fo:text-align="start" style:justify-single-word="false"/>
      <style:text-properties fo:font-size="16pt" fo:font-style="normal" fo:font-weight="normal" officeooo:rsid="0053d5d6" officeooo:paragraph-rsid="0060ad27" style:font-size-asian="16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text-properties fo:font-size="16pt" fo:font-weight="bold" officeooo:rsid="00304447" officeooo:paragraph-rsid="003ddc9c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start" style:justify-single-word="false"/>
      <style:text-properties officeooo:paragraph-rsid="00681d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3dab9" style:font-weight-asian="bold" style:font-weight-complex="bold"/>
    </style:style>
    <style:style style:name="T3" style:family="text">
      <style:text-properties fo:font-weight="bold" officeooo:rsid="005ad93d" style:font-weight-asian="bold" style:font-weight-complex="bold"/>
    </style:style>
    <style:style style:name="T4" style:family="text">
      <style:text-properties fo:font-weight="bold" officeooo:rsid="00681db0" style:font-weight-asian="bold" style:font-weight-complex="bold"/>
    </style:style>
    <style:style style:name="T5" style:family="text">
      <style:text-properties fo:font-weight="bold" officeooo:rsid="006d65c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4fdde" style:font-style-asian="italic" style:font-style-complex="italic"/>
    </style:style>
    <style:style style:name="T8" style:family="text">
      <style:text-properties fo:font-style="italic" officeooo:rsid="004f8ac7" style:font-style-asian="italic" style:font-style-complex="italic"/>
    </style:style>
    <style:style style:name="T9" style:family="text">
      <style:text-properties fo:font-style="italic" officeooo:rsid="005d23c4" style:font-style-asian="italic" style:font-style-complex="italic"/>
    </style:style>
    <style:style style:name="T10" style:family="text">
      <style:text-properties fo:font-style="italic" officeooo:rsid="005ef59f" style:font-style-asian="italic" style:font-style-complex="italic"/>
    </style:style>
    <style:style style:name="T11" style:family="text">
      <style:text-properties fo:font-style="italic" fo:font-weight="normal" officeooo:rsid="0053d5d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5eb5c5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67ac04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6ba39e" style:font-style-asian="italic" style:font-weight-asian="normal" style:font-style-complex="italic" style:font-weight-complex="normal"/>
    </style:style>
    <style:style style:name="T15" style:family="text">
      <style:text-properties fo:font-size="16pt" fo:font-weight="bold" officeooo:rsid="004f8ac7" style:font-size-asian="16pt" style:font-weight-asian="bold" style:font-size-complex="16pt" style:font-weight-complex="bold"/>
    </style:style>
    <style:style style:name="T16" style:family="text">
      <style:text-properties fo:font-size="16pt" fo:font-style="normal" fo:font-weight="normal" officeooo:rsid="0053d5d6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size="16pt" fo:font-style="normal" fo:font-weight="normal" officeooo:rsid="005794e3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16pt" fo:font-style="normal" fo:font-weight="normal" officeooo:rsid="00681db0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size="16pt" fo:font-style="normal" fo:font-weight="bold" officeooo:rsid="00681db0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officeooo:rsid="002fc88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53d5d6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60ad27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6ebba1" style:font-size-asian="14pt" style:font-weight-asian="bold" style:font-size-complex="14pt" style:font-weight-complex="bold"/>
    </style:style>
    <style:style style:name="T25" style:family="text">
      <style:text-properties officeooo:rsid="003cd505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412916" style:font-weight-asian="normal" style:font-weight-complex="normal"/>
    </style:style>
    <style:style style:name="T28" style:family="text">
      <style:text-properties fo:font-weight="normal" officeooo:rsid="004a4321" style:font-weight-asian="normal" style:font-weight-complex="normal"/>
    </style:style>
    <style:style style:name="T29" style:family="text">
      <style:text-properties fo:font-weight="normal" officeooo:rsid="004a7ce5" style:font-weight-asian="normal" style:font-weight-complex="normal"/>
    </style:style>
    <style:style style:name="T30" style:family="text">
      <style:text-properties fo:font-weight="normal" officeooo:rsid="0053d5d6" style:font-weight-asian="normal" style:font-weight-complex="normal"/>
    </style:style>
    <style:style style:name="T31" style:family="text">
      <style:text-properties fo:font-weight="normal" officeooo:rsid="0053dab9" style:font-weight-asian="normal" style:font-weight-complex="normal"/>
    </style:style>
    <style:style style:name="T32" style:family="text">
      <style:text-properties fo:font-weight="normal" officeooo:rsid="0054b9b6" style:font-weight-asian="normal" style:font-weight-complex="normal"/>
    </style:style>
    <style:style style:name="T33" style:family="text">
      <style:text-properties fo:font-weight="normal" officeooo:rsid="005794e3" style:font-weight-asian="normal" style:font-weight-complex="normal"/>
    </style:style>
    <style:style style:name="T34" style:family="text">
      <style:text-properties fo:font-weight="normal" officeooo:rsid="005b52c8" style:font-weight-asian="normal" style:font-weight-complex="normal"/>
    </style:style>
    <style:style style:name="T35" style:family="text">
      <style:text-properties fo:font-weight="normal" officeooo:rsid="005ef59f" style:font-weight-asian="normal" style:font-weight-complex="normal"/>
    </style:style>
    <style:style style:name="T36" style:family="text">
      <style:text-properties fo:font-weight="normal" officeooo:rsid="0060ad27" style:font-weight-asian="normal" style:font-weight-complex="normal"/>
    </style:style>
    <style:style style:name="T37" style:family="text">
      <style:text-properties fo:font-weight="normal" officeooo:rsid="00657a02" style:font-weight-asian="normal" style:font-weight-complex="normal"/>
    </style:style>
    <style:style style:name="T38" style:family="text">
      <style:text-properties fo:font-weight="normal" officeooo:rsid="0067ac04" style:font-weight-asian="normal" style:font-weight-complex="normal"/>
    </style:style>
    <style:style style:name="T39" style:family="text">
      <style:text-properties fo:font-weight="normal" officeooo:rsid="00681db0" style:font-weight-asian="normal" style:font-weight-complex="normal"/>
    </style:style>
    <style:style style:name="T40" style:family="text">
      <style:text-properties fo:font-weight="normal" officeooo:rsid="006ba39e" style:font-weight-asian="normal" style:font-weight-complex="normal"/>
    </style:style>
    <style:style style:name="T41" style:family="text">
      <style:text-properties officeooo:rsid="0044fdde"/>
    </style:style>
    <style:style style:name="T42" style:family="text">
      <style:text-properties officeooo:rsid="0046d9a4"/>
    </style:style>
    <style:style style:name="T43" style:family="text">
      <style:text-properties officeooo:rsid="004a4321"/>
    </style:style>
    <style:style style:name="T44" style:family="text">
      <style:text-properties fo:font-size="24pt" fo:font-weight="bold" style:font-size-asian="24pt" style:font-weight-asian="bold" style:font-size-complex="24pt" style:font-weight-complex="bold"/>
    </style:style>
    <style:style style:name="T45" style:family="text">
      <style:text-properties fo:font-size="24pt" fo:font-weight="bold" officeooo:rsid="00412916" style:font-size-asian="24pt" style:font-weight-asian="bold" style:font-size-complex="24pt" style:font-weight-complex="bold"/>
    </style:style>
    <style:style style:name="T46" style:family="text">
      <style:text-properties fo:font-size="24pt" fo:font-weight="bold" officeooo:rsid="0060ad27" style:font-size-asian="24pt" style:font-weight-asian="bold" style:font-size-complex="24pt" style:font-weight-complex="bold"/>
    </style:style>
    <style:style style:name="T47" style:family="text">
      <style:text-properties fo:font-size="24pt" fo:font-style="normal" fo:font-weight="bold" officeooo:rsid="0060ad27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size="24pt" fo:font-style="normal" fo:font-weight="bold" officeooo:rsid="004e15ba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officeooo:rsid="004a7ce5"/>
    </style:style>
    <style:style style:name="T50" style:family="text">
      <style:text-properties officeooo:rsid="004f8ac7"/>
    </style:style>
    <style:style style:name="T51" style:family="text">
      <style:text-properties officeooo:rsid="00538f39"/>
    </style:style>
    <style:style style:name="T52" style:family="text">
      <style:text-properties fo:font-size="12pt" fo:font-weight="normal" officeooo:rsid="00555931" style:font-size-asian="12pt" style:font-weight-asian="normal" style:font-size-complex="12pt" style:font-weight-complex="normal"/>
    </style:style>
    <style:style style:name="T53" style:family="text">
      <style:text-properties officeooo:rsid="005ad93d"/>
    </style:style>
    <style:style style:name="T54" style:family="text">
      <style:text-properties officeooo:rsid="005b52c8"/>
    </style:style>
    <style:style style:name="T55" style:family="text">
      <style:text-properties officeooo:rsid="005eb5c5"/>
    </style:style>
    <style:style style:name="T56" style:family="text">
      <style:text-properties officeooo:rsid="005ef59f"/>
    </style:style>
    <style:style style:name="T57" style:family="text">
      <style:text-properties officeooo:rsid="0061c9a1"/>
    </style:style>
    <style:style style:name="T58" style:family="text">
      <style:text-properties officeooo:rsid="00657a02"/>
    </style:style>
    <style:style style:name="T59" style:family="text">
      <style:text-properties officeooo:rsid="00681db0"/>
    </style:style>
    <style:style style:name="T60" style:family="text">
      <style:text-properties fo:color="#0000c0" style:font-name="Courier New" fo:font-size="18pt" fo:font-style="italic" style:text-underline-style="solid" style:text-underline-width="auto" style:text-underline-color="font-color" fo:font-weight="normal" officeooo:rsid="0053d5d6" style:font-size-asian="18pt" style:font-style-asian="italic" style:font-weight-asian="normal" style:font-style-complex="italic" style:font-weight-complex="normal" fo:background-color="#f0d8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Departamento de Informática</text:p>
      <text:p text:style-name="P44">I.E.S. “El Rincón”</text:p>
      <text:p text:style-name="P44">Las Palmas de Gran Canaria</text:p>
      <text:p text:style-name="P45"><text:span text:style-name="T53">11 </text:span>de <text:span text:style-name="T25">Dic</text:span>iembre de 201<text:span text:style-name="T25">8</text:span></text:p>
      <text:p text:style-name="P24"/>
      <text:p text:style-name="P24"><text:span text:style-name="T53">RECUPERACIÓN</text:span> DE LA PRIMERA EVALUACI<text:span text:style-name="T53">ÓN</text:span> </text:p>
      <text:p text:style-name="P25">(<text:span text:style-name="T41">PROGRAMACIÓN</text:span>)</text:p>
      <text:p text:style-name="P4"/>
      <text:p text:style-name="P3"/>
      <text:p text:style-name="P8">Importa <text:span text:style-name="T20">en Eclipse</text:span> el proyecto que se adjunta, <text:span text:style-name="T6">Examen.zip</text:span></text:p>
      <text:p text:style-name="P8"/>
      <text:p text:style-name="P29">Pasos a seguir:</text:p>
      <text:p text:style-name="P29"/>
      <text:p text:style-name="P27">1- <text:s/>Descomprimir el fichero Examen.zip. Dentro debe aparecer la carpeta .git, <text:span text:style-name="T43">que es el</text:span> repositorio del proyecto. </text:p>
      <text:p text:style-name="P27"/>
      <text:p text:style-name="P27">2- <text:s/><text:span text:style-name="T6">File → Import → Projects from Git → Existing local repository</text:span></text:p>
      <text:p text:style-name="P27"/>
      <text:p text:style-name="P30"/>
      <text:p text:style-name="P27">Buscar el directorio .git anterior y avanzar hasta importar el proyecto.</text:p>
      <text:p text:style-name="P27"/>
      <text:p text:style-name="P32">Una vez importado, debe haber un proyecto llamado</text:p>
      <text:p text:style-name="P32"/>
      <text:p text:style-name="P33"><text:s/>“<text:span text:style-name="T3">Recuperacion11</text:span><text:span text:style-name="T1">Diciembre18</text:span>”. </text:p>
      <text:p text:style-name="P32"/>
      <text:p text:style-name="P32">Sobre ese proyecto se debe hacer el examen.</text:p>
      <text:p text:style-name="P31"/>
      <text:p text:style-name="P27">Comprobar que existe una primera versión, cuyo texto es “Versión inicial <text:span text:style-name="T54">11</text:span> de diciembre de 2018”. <text:span text:style-name="T42">Para ello, ir a la opción </text:span></text:p>
      <text:p text:style-name="P27"/>
      <text:p text:style-name="P37">Team → Show History</text:p>
      <text:p text:style-name="P11"/>
      <text:p text:style-name="P11"/>
      <text:p text:style-name="P13">Se hará una versión <text:span text:style-name="T43">del proyecto </text:span>, <text:span text:style-name="T41">usando git en Eclipse (Opción “</text:span><text:span text:style-name="T7">Team → Commit</text:span><text:span text:style-name="T41">”)</text:span>:</text:p>
      <text:p text:style-name="P13"/>
      <text:p text:style-name="P13"><text:span text:style-name="T41">a)</text:span> cada vez que se consiga un objetivo o </text:p>
      <text:p text:style-name="P13"><text:span text:style-name="T41">b) </text:span>cuando lo especifique el profesor. </text:p>
      <text:p text:style-name="P12"/>
      <text:p text:style-name="P12"/>
      <text:p text:style-name="P14">Para entregar el proyecto se debe comprimir en formato zip. Comprobar <text:soft-page-break/>que dicho fichero contiene el proyecto con la carpeta .git.</text:p>
      <text:p text:style-name="P14"/>
      <text:p text:style-name="P15"/>
      <text:p text:style-name="P26">IMPORTANTE</text:p>
      <text:p text:style-name="P26"/>
      <text:p text:style-name="P16"><text:span text:style-name="T49">1. </text:span>Los objetivos descritos a continuación se hacen EN EL PROYECTO que se aporta. No subir otro proyecto, ya que no se podrá corregir.</text:p>
      <text:p text:style-name="P16"/>
      <text:p text:style-name="P18">2. <text:span text:style-name="T57">Hacer una versión del proyecto por cada objetivo conseguido o cuando lo especifique el profesor.</text:span></text:p>
      <text:p text:style-name="P16"/>
      <text:p text:style-name="P51">3. Comprimir la carpeta del proyecto y subirla a la plataforma.</text:p>
      <text:p text:style-name="P52"/>
      <text:p text:style-name="P65"/>
      <text:p text:style-name="P46">OBJETIVOS</text:p>
      <text:p text:style-name="P10"/>
      <text:p text:style-name="P9"/>
      <text:p text:style-name="P47"><text:span text:style-name="T45">1</text:span><text:span text:style-name="T44">.</text:span><text:span text:style-name="T27"> </text:span><text:span text:style-name="T34">D</text:span><text:span text:style-name="T29">entro de</text:span><text:span text:style-name="T34">l paquete</text:span><text:span text:style-name="T28"> </text:span><text:span text:style-name="T12">modelo</text:span><text:span text:style-name="T29">,</text:span><text:span text:style-name="T28"> </text:span><text:span text:style-name="T38">modificar el nombre de la</text:span><text:span text:style-name="T34"> clase </text:span><text:span text:style-name="T13">Xyz</text:span><text:span text:style-name="T38"> </text:span><text:span text:style-name="T34">con el nombre </text:span><text:span text:style-name="T39">(botón derecho → Refactor → Rename ) </text:span><text:span text:style-name="T34">que se quiera y </text:span><text:span text:style-name="T28">poner </text:span><text:span text:style-name="T34">5</text:span><text:span text:style-name="T28"> propiedades </text:span><text:span text:style-name="T34">privadas</text:span><text:span text:style-name="T28">, <text:s text:c="2"/>que tengan los tipos :</text:span></text:p>
      <text:p text:style-name="P34"/>
      <text:p text:style-name="P35"><text:span text:style-name="T54">float, </text:span>int, String, char y boolean.</text:p>
      <text:p text:style-name="P35"/>
      <text:p text:style-name="P36">Los nombres de cada propiedad se dejan a criterio <text:span text:style-name="T54">personal</text:span>. </text:p>
      <text:p text:style-name="P35"/>
      <text:p text:style-name="P17"><text:span text:style-name="T26">Crear </text:span><text:span text:style-name="T34">al menos 2 </text:span><text:span text:style-name="T26">constructores para esta clase: uno sin parámetros y otro con todos los parámetros.</text:span></text:p>
      <text:p text:style-name="P28"/>
      <text:p text:style-name="P18">Crear getter/setter de las propiedades.</text:p>
      <text:p text:style-name="P18"/>
      <text:p text:style-name="P53">Cumplir con las reglas de estilo al poner nombres a paquetes, clases , métodos y variables.</text:p>
      <text:p text:style-name="P53"/>
      <text:p text:style-name="P49">En esta clase , no se pone nada más. <text:span text:style-name="T55">Observar que previamente existen otras propiedades, que se usarán en otros objetivos.</text:span></text:p>
      <text:p text:style-name="P18"/>
      <text:p text:style-name="P54">Esta clase se usará en otros objetivos.</text:p>
      <text:p text:style-name="P54"/>
      <text:p text:style-name="P18"><text:soft-page-break/><text:span text:style-name="T44">2.</text:span> En el método <text:span text:style-name="T6">main</text:span>, dentro de la clase <text:s/><text:span text:style-name="T9">recu</text:span><text:span text:style-name="T6">.</text:span><text:span text:style-name="T9">Objetivos</text:span>:</text:p>
      <text:p text:style-name="P18"/>
      <text:p text:style-name="P18"><text:s text:c="6"/><text:span text:style-name="T1">2.1</text:span> declara e inicializa <text:s/><text:span text:style-name="T35">tres (3)</text:span><text:span text:style-name="T26"> </text:span>objetos de la clase <text:span text:style-name="T59">del objetivo 1.</text:span> </text:p>
      <text:p text:style-name="P18"><text:span text:style-name="T1">2.2</text:span> añadir los <text:span text:style-name="T56">tres</text:span> objetos anteriores a un <text:span text:style-name="T1">array</text:span> de esa clase, de 5 elementos de tamaño.</text:p>
      <text:p text:style-name="P18"/>
      <text:p text:style-name="P66"><text:span text:style-name="T47">3</text:span><text:span text:style-name="T48">. </text:span><text:span text:style-name="T16">A partir de la propiedad </text:span><text:span text:style-name="T60">golesJornadasEquipos</text:span><text:span text:style-name="T16">, </text:span><text:span text:style-name="T17">clase </text:span><text:span text:style-name="T19">Datos</text:span><text:span text:style-name="T17">,</text:span><text:span text:style-name="T16"> se pide:</text:span></text:p>
      <text:p text:style-name="P64"/>
      <text:p text:style-name="P59"><text:span text:style-name="T26">Un listado con</text:span><text:span text:style-name="T1"> </text:span><text:span text:style-name="T4">los goles marcados en cada jornada</text:span><text:span text:style-name="T1">.</text:span><text:span text:style-name="T26"> </text:span><text:span text:style-name="T32"><text:s/></text:span><text:span text:style-name="T39">Debe salir</text:span></text:p>
      <text:p text:style-name="P59"><text:span text:style-name="T39"/></text:p>
      <text:p text:style-name="P59"><text:span text:style-name="T39"><text:s text:c="2"/>fecha1 : 3</text:span></text:p>
      <text:p text:style-name="P59"><text:span text:style-name="T39"><text:s text:c="2"/>fecha2 : 7</text:span></text:p>
      <text:p text:style-name="P59"><text:span text:style-name="T39"><text:s text:c="2"/>fecha3 : 3</text:span></text:p>
      <text:p text:style-name="P59"><text:span text:style-name="T39"><text:s text:c="2"/>fecha4 : 7<text:tab/></text:span></text:p>
      <text:p text:style-name="P60"><text:span text:style-name="T39"><text:s text:c="2"/>fecha5 : 11<text:tab/></text:span></text:p>
      <text:p text:style-name="P60"><text:span text:style-name="T39"/></text:p>
      <text:p text:style-name="P60"><text:span text:style-name="T39"/></text:p>
      <text:p text:style-name="P19"><text:span text:style-name="T46">4</text:span><text:span text:style-name="T44">.</text:span> <text:span text:style-name="T50">Crear un método que devuelva la división de dos números enteros. El prototipo del método debe ser :</text:span></text:p>
      <text:p text:style-name="P19"/>
      <text:p text:style-name="P55"><text:s text:c="4"/><text:span text:style-name="T6"><text:s text:c="2"/></text:span><text:span text:style-name="T8">public int </text:span><text:span text:style-name="T10">dividir</text:span><text:span text:style-name="T8">DosNumeros (int a, int b)</text:span></text:p>
      <text:p text:style-name="P18"/>
      <text:p text:style-name="P21">La implementación del método se debe hacer haciendo “repetición de <text:span text:style-name="T56">restas</text:span>”.</text:p>
      <text:p text:style-name="P21"/>
      <text:p text:style-name="P61"><text:span text:style-name="T46">5</text:span><text:span text:style-name="T44">. </text:span><text:span text:style-name="T30">A partir de la propiedad </text:span><text:span text:style-name="T60">golesJornadasEquipos</text:span><text:span text:style-name="T30">, </text:span><text:span text:style-name="T36">en la </text:span><text:span text:style-name="T33">clase </text:span><text:span text:style-name="T14">Datos</text:span><text:span text:style-name="T33">,</text:span><text:span text:style-name="T30"> se pide:</text:span></text:p>
      <text:p text:style-name="P64"/>
      <text:p text:style-name="P59"><text:span text:style-name="T26">Un listado con</text:span><text:span text:style-name="T2"> </text:span><text:span text:style-name="T5">los goles marcados por cada equipo en todas las jornadas</text:span><text:span text:style-name="T31">. </text:span><text:span text:style-name="T32">Debe salir :</text:span></text:p>
      <text:p text:style-name="P59"><text:span text:style-name="T32"/></text:p>
      <text:p text:style-name="P63"><text:span text:style-name="T32">R</text:span><text:span text:style-name="T26">eal Madrid : 9</text:span></text:p>
      <text:p text:style-name="P63"><text:span text:style-name="T26">Barcelona <text:s text:c="4"/>: 13</text:span></text:p>
      <text:p text:style-name="P63"><text:span text:style-name="T26">Sevilla <text:s text:c="9"/>: 9</text:span></text:p>
      <text:p text:style-name="P59"><text:span text:style-name="T32"/></text:p>
      <text:p text:style-name="P20"><text:span text:style-name="T46">6</text:span><text:span text:style-name="T44">.</text:span> <text:span text:style-name="T50">Crea un método que devuelva un array de n objetos de <text:s/>la clase <text:s/>creada </text:span><text:soft-page-break/><text:span text:style-name="T50">en el objetivo 1.</text:span></text:p>
      <text:p text:style-name="P20"/>
      <text:p text:style-name="P20"/>
      <text:p text:style-name="P22">El prototipo debe ser : </text:p>
      <text:p text:style-name="P22"/>
      <text:p text:style-name="P38">public <text:span text:style-name="T56">Xyz</text:span>[] creaObjetos<text:span text:style-name="T56">Xyz</text:span> (int <text:span text:style-name="T51">n</text:span>)</text:p>
      <text:p text:style-name="P38"/>
      <text:p text:style-name="P39">En la implementación del método, usar solamente la instrucción <text:span text:style-name="T6">while</text:span>. </text:p>
      <text:p text:style-name="P57">Sustituir X<text:span text:style-name="T58">yz</text:span> por el nombre de la clase creada en el objetivo 1.</text:p>
      <text:p text:style-name="P62">En el array no debe quedar ningún <text:span text:style-name="T6">null.</text:span></text:p>
      <text:p text:style-name="P39"/>
      <text:p text:style-name="P58"><text:span text:style-name="T32"/></text:p>
      <text:p text:style-name="P23"/>
      <text:p text:style-name="P40"><text:span text:style-name="T32"/></text:p>
      <text:p text:style-name="P41"/>
      <text:p text:style-name="P41"/>
      <text:p text:style-name="P43">CALIFICACION DE CADA OBJETIVO </text:p>
      <text:p text:style-name="P5"/>
      <text:p text:style-name="P6">1. : <text:span text:style-name="T15">1</text:span><text:span text:style-name="T21"> </text:span><text:s text:c="4"/>2.: <text:span text:style-name="T22">1</text:span> <text:s text:c="3"/>3.: <text:span text:style-name="T21">2,</text:span><text:span text:style-name="T23">5</text:span> <text:s text:c="2"/>4.: <text:span text:style-name="T22">1</text:span> <text:s text:c="3"/>5.: <text:s/><text:span text:style-name="T22">2,</text:span><text:span text:style-name="T24">5</text:span><text:span text:style-name="T22"> <text:s text:c="3"/></text:span><text:span text:style-name="T52">6</text:span><text:span text:style-name="T21">.: <text:s/></text:span><text:span text:style-name="T22">2</text:span><text:span text:style-name="T21"> <text:s/></text:span><text:s text:c="3"/></text:p>
      <text:p text:style-name="P7"/>
      <text:p text:style-name="P7"/>
      <text:p text:style-name="P7"/>
      <text:p text:style-name="P7"/>
      <text:p text:style-name="P42"/>
      <text:p text:style-name="P42"/>
      <text:p text:style-name="P42"/>
      <text:p text:style-name="P42"/>
      <text:p text:style-name="P7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29:22.032000000</meta:creation-date>
    <dc:date>2018-12-10T08:43:01.073000000</dc:date>
    <meta:editing-duration>P4DT9H27M2S</meta:editing-duration>
    <meta:editing-cycles>81</meta:editing-cycles>
    <meta:generator>LibreOffice/5.0.3.2$Windows_x86 LibreOffice_project/e5f16313668ac592c1bfb310f4390624e3dbfb75</meta:generator>
    <meta:document-statistic meta:table-count="0" meta:image-count="0" meta:object-count="0" meta:page-count="4" meta:paragraph-count="59" meta:word-count="568" meta:character-count="3286" meta:non-whitespace-character-count="2697"/>
  </office:meta>
</office:document-meta>
</file>